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apport projet algorithmique et complexité</text:p>
      <text:p text:style-name="Standard">2019-2020</text:p>
      <text:p text:style-name="Standard"/>
      <text:p text:style-name="Standard">Page de garde à faire</text:p>
      <text:p text:style-name="Standard"/>
      <text:p text:style-name="Standard">Sommaire/plan :</text:p>
      <text:p text:style-name="Standard"/>
      <text:p text:style-name="Standard">Intro</text:p>
      <text:p text:style-name="Standard">problématique</text:p>
      <text:p text:style-name="Standard">Approche</text:p>
      <text:p text:style-name="Standard">Pb rencontrés</text:p>
      <text:p text:style-name="Standard">Solution</text:p>
      <text:p text:style-name="Standard">Conclusion</text:p>
      <text:p text:style-name="Standard">Biblio etc</text:p>
      <text:p text:style-name="Standard"/>
      <text:p text:style-name="Standard">Intro :</text:p>
      <text:p text:style-name="Standard">Ce document est le rapport de notre projet d'algorithmique et complexité effectué lors du premier semestre de notre Master 1 Informatique. Pour ce projet, nous devions programmer en Ocaml une solution à un des problèmes proposés et nous avons choisi la résolution du taquin. Nous allons tout d'abord développer la problématique qui entoure ce projet, puis nous expliquerons l'approche choisie. Nous verrons ensuite les problèmes que nous avons pu rencontrer et les solutions que nous avons mis en œuvre pour les résoudre.</text:p>
      <text:p text:style-name="Standard"/>
      <text:p text:style-name="Standard">Problématiqu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es </meta:initial-creator>
    <meta:creation-date>2019-11-25T12:58:02.98</meta:creation-date>
    <meta:document-statistic meta:table-count="0" meta:image-count="0" meta:object-count="0" meta:page-count="1" meta:paragraph-count="14" meta:word-count="107" meta:character-count="695"/>
    <dc:date>2019-11-25T13:06:10.19</dc:date>
    <dc:creator>Jules </dc:creator>
    <meta:editing-duration>PT8M7S</meta:editing-duration>
    <meta:editing-cycles>1</meta:editing-cycles>
    <meta:generator>OpenOffice/4.1.7$Win32 OpenOffice.org_project/417m1$Build-9800</meta:generator>
  </office:meta>
</office:document-meta>
</file>